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a289" officeooo:paragraph-rsid="0014a289"/>
    </style:style>
    <style:style style:name="P2" style:family="paragraph" style:parent-style-name="Standard">
      <style:text-properties fo:font-weight="bold" officeooo:rsid="0014a289" officeooo:paragraph-rsid="0014a289" style:font-weight-asian="bold" style:font-weight-complex="bold"/>
    </style:style>
    <style:style style:name="P3" style:family="paragraph" style:parent-style-name="Standard">
      <style:text-properties fo:font-weight="bold" officeooo:rsid="00171d51" officeooo:paragraph-rsid="00171d51" style:font-weight-asian="bold" style:font-weight-complex="bold"/>
    </style:style>
    <style:style style:name="P4" style:family="paragraph" style:parent-style-name="Standard">
      <style:text-properties fo:font-weight="bold" officeooo:rsid="001a4db6" officeooo:paragraph-rsid="001a4db6" style:font-weight-asian="bold" style:font-weight-complex="bold"/>
    </style:style>
    <style:style style:name="P5" style:family="paragraph" style:parent-style-name="Standard">
      <style:text-properties fo:font-weight="normal" officeooo:rsid="0014a289" officeooo:paragraph-rsid="0014a289" style:font-weight-asian="normal" style:font-weight-complex="normal"/>
    </style:style>
    <style:style style:name="P6" style:family="paragraph" style:parent-style-name="Standard">
      <style:text-properties fo:font-weight="normal" officeooo:rsid="0018f6cb" officeooo:paragraph-rsid="0018f6cb" style:font-weight-asian="normal" style:font-weight-complex="normal"/>
    </style:style>
    <style:style style:name="P7" style:family="paragraph" style:parent-style-name="Standard">
      <style:text-properties fo:font-weight="normal" officeooo:rsid="001a4db6" officeooo:paragraph-rsid="001a4db6" style:font-weight-asian="normal" style:font-weight-complex="normal"/>
    </style:style>
    <style:style style:name="P8" style:family="paragraph" style:parent-style-name="Standard">
      <style:text-properties fo:font-weight="normal" officeooo:rsid="001c3c2b" officeooo:paragraph-rsid="001c3c2b" style:font-weight-asian="normal" style:font-weight-complex="normal"/>
    </style:style>
    <style:style style:name="P9" style:family="paragraph" style:parent-style-name="Standard">
      <style:text-properties fo:font-weight="normal" officeooo:rsid="001c3c2b" officeooo:paragraph-rsid="001fd17e" style:font-weight-asian="normal" style:font-weight-complex="normal"/>
    </style:style>
    <style:style style:name="P10" style:family="paragraph" style:parent-style-name="Standard">
      <style:text-properties fo:font-weight="normal" officeooo:rsid="00218d4a" officeooo:paragraph-rsid="00218d4a" style:font-weight-asian="normal" style:font-weight-complex="normal"/>
    </style:style>
    <style:style style:name="P11" style:family="paragraph" style:parent-style-name="Standard">
      <style:text-properties fo:font-weight="normal" officeooo:rsid="00237798" officeooo:paragraph-rsid="00237798" style:font-weight-asian="normal" style:font-weight-complex="normal"/>
    </style:style>
    <style:style style:name="P12" style:family="paragraph" style:parent-style-name="Standard">
      <style:text-properties fo:font-weight="normal" officeooo:rsid="0024b60e" officeooo:paragraph-rsid="0024b60e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weight="normal" officeooo:rsid="0014a289" officeooo:paragraph-rsid="0014a289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a4db6"/>
    </style:style>
    <style:style style:name="T5" style:family="text">
      <style:text-properties style:text-underline-style="solid" style:text-underline-width="auto" style:text-underline-color="font-color" officeooo:rsid="0023a0a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4a289"/>
    </style:style>
    <style:style style:name="T8" style:family="text">
      <style:text-properties style:text-underline-style="none" officeooo:rsid="001d6315"/>
    </style:style>
    <style:style style:name="T9" style:family="text">
      <style:text-properties style:text-underline-style="none" officeooo:rsid="001ed8cf"/>
    </style:style>
    <style:style style:name="T10" style:family="text">
      <style:text-properties style:text-underline-style="none" officeooo:rsid="001fd17e"/>
    </style:style>
    <style:style style:name="T11" style:family="text">
      <style:text-properties style:text-underline-style="none" officeooo:rsid="001ff780"/>
    </style:style>
    <style:style style:name="T12" style:family="text">
      <style:text-properties style:text-underline-style="none" officeooo:rsid="00210878"/>
    </style:style>
    <style:style style:name="T13" style:family="text">
      <style:text-properties style:text-underline-style="none" officeooo:rsid="00237798"/>
    </style:style>
    <style:style style:name="T14" style:family="text">
      <style:text-properties style:text-underline-style="none" officeooo:rsid="0023a0ad"/>
    </style:style>
    <style:style style:name="T15" style:family="text">
      <style:text-properties officeooo:rsid="00158a23"/>
    </style:style>
    <style:style style:name="T16" style:family="text">
      <style:text-properties officeooo:rsid="0015d1d8"/>
    </style:style>
    <style:style style:name="T17" style:family="text">
      <style:text-properties officeooo:rsid="0018f6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Что это такое?</text:p>
      <text:p text:style-name="P1"><text:span text:style-name="T3">Андроид-мышь</text:span> - <text:span text:style-name="T1">это</text:span> <text:span text:style-name="T1">программное</text:span> <text:span text:style-name="T1">обеспечение</text:span>, <text:span text:style-name="T1">позволяющее</text:span> <text:s/>дистанционно <text:s/><text:span text:style-name="T1">управлять</text:span> <text:s/><text:span text:style-name="T1">компьютером</text:span> <text:s/><text:span text:style-name="T1">при</text:span> <text:s/>помощи <text:s/><text:span text:style-name="T1">мобильного</text:span> <text:span text:style-name="T1">телефона.</text:span> <text:span text:style-name="T1">Данное мобильное</text:span> приложение <text:span text:style-name="T1">можно</text:span> <text:span text:style-name="T1">установить</text:span> на любой <text:span text:style-name="T1">смартфон</text:span>, <text:span text:style-name="T1">работающий</text:span> под <text:span text:style-name="T1">управлением</text:span> <text:span text:style-name="T1">операционной</text:span> <text:span text:style-name="T1">системы</text:span> Андроид; после установки смартфон напрямую подключается к компьютеру посредством блютус-соединения и может использоваться в качестве манипулятора типа «мышь». </text:p>
      <text:p text:style-name="P1"></text:p>
      <text:p text:style-name="P1">Аналогов не имеет, не требует поверхности для перемещения, реализованы все функции мыши — позиционирование на экране, клик левой и <text:s/>правой <text:s/>кнопками. <text:s/>Использование <text:s/>мобильного <text:s/>телефона <text:s/>в качестве <text:s/>беспроводной <text:s/>мыши особенно удобно для показа презентаций. Подробнее с устройством проекта в сможете ознакомится на этом стенде.</text:p>
      <text:p text:style-name="P1"/>
      <text:p text:style-name="P2"><text:span text:style-name="T16">В</text:span> чём его преимущества?</text:p>
      <text:p text:style-name="P5"><text:span text:style-name="T3">Андроид-мышь</text:span><text:span text:style-name="T6"> :</text:span></text:p>
      <text:p text:style-name="P13">• Обеспечива<text:span text:style-name="T15">ет</text:span> позиционирование курсора и клики левой и правой кнопками</text:p>
      <text:p text:style-name="P5"><text:s text:c="3"/>мыши.</text:p>
      <text:p text:style-name="P13">• Управляется одной рукой.</text:p>
      <text:p text:style-name="P13">• Не требует поверхности для передвижения.</text:p>
      <text:p text:style-name="P13">• Взаимодействовать с любой операционной системой, установленной на</text:p>
      <text:p text:style-name="P5"><text:s text:c="3"/>управляемом компьютере.</text:p>
      <text:p text:style-name="P13">• Не треб<text:span text:style-name="T15">ует</text:span> установки дополнительного программного обеспечения на</text:p>
      <text:p text:style-name="P5"><text:s text:c="3"/>управляемом компьютере.</text:p>
      <text:p text:style-name="P1"/>
      <text:p text:style-name="P3">Как <text:span text:style-name="T17">с этим </text:span>рабо<text:span text:style-name="T17">тать</text:span>?</text:p>
      <text:p text:style-name="P7">Сеанс работы с Андроид-мышью осуществляется следующим образом.</text:p>
      <text:p text:style-name="P7">1. Пользователь запускает AttributeChanger.</text:p>
      <text:p text:style-name="P7">2. В стандартном меню управления блютуз создаёт пару с желаемым компьютером.</text:p>
      <text:p text:style-name="P7">3. Запускает основное приложение и в списке спаренных устройств выбирает желаемое.</text:p>
      <text:p text:style-name="P7">4. Использует программу <text:span text:style-name="T3">Андроид-мышь</text:span> управляя мышью.</text:p>
      <text:p text:style-name="P7">5. Завершает сеанс.</text:p>
      <text:p text:style-name="P6"><text:span text:style-name="T7"/></text:p>
      <text:p text:style-name="P4"><text:span text:style-name="T7">К</text:span><text:span text:style-name="T6">ак это устроено?</text:span></text:p>
      <text:p text:style-name="P4"><text:span text:style-name="T6"/></text:p>
      <text:p text:style-name="P10"><text:span text:style-name="T2">Чтобы лучше</text:span><text:span text:style-name="T6"> </text:span><text:span text:style-name="T2">понять</text:span><text:span text:style-name="T6"> </text:span><text:span text:style-name="T2">как</text:span><text:span text:style-name="T6"> устроена </text:span><text:span text:style-name="T3">Андроид-мышь</text:span><text:span text:style-name="T6"> нужно сначал</text:span><text:span text:style-name="T13">а</text:span><text:span text:style-name="T6"> понять, как </text:span><text:span text:style-name="T13">устройстыва типа беспроводных мышей передают </text:span><text:span text:style-name="T6">данные по каналу блютуз</text:span><text:span text:style-name="T13">.</text:span></text:p>
      <text:p text:style-name="P10"><text:span text:style-name="T13"/></text:p>
      <text:p text:style-name="P11"><text:span text:style-name="T6">Беспроводные мышы для осуществления своих функций используют протокол HIDP. </text:span></text:p>
      <text:p text:style-name="P11"><text:span text:style-name="T6">HIDP в свою очередь использует SDP и L2CAP</text:span><text:span text:style-name="T14">.</text:span></text:p>
      <text:p text:style-name="P11"><text:span text:style-name="T6"><text:tab/>Портокол SDP <text:s/>нужен чтобы управляемый компьютер понял какие сервисы предостовляет устройство.</text:span></text:p>
      <text:p text:style-name="P11"><text:span text:style-name="T6"><text:tab/>Протокол L2CAP передаёт данные от устройства к компьютеру.</text:span></text:p>
      <text:p text:style-name="P11"><text:span text:style-name="T6"/></text:p>
      <text:p text:style-name="P10"><text:span text:style-name="T13"/></text:p>
      <text:p text:style-name="P8"><text:span text:style-name="T14">Сам проект </text:span><text:span text:style-name="T4">Андроид-мышь</text:span><text:span text:style-name="T6"> можно разделить на три части</text:span><text:span text:style-name="T8">:</text:span></text:p>
      <text:p text:style-name="P8"><text:span text:style-name="T6"><text:tab/> </text:span><text:span text:style-name="T9">Графический интерфейс </text:span><text:span text:style-name="T10">он</text:span><text:span text:style-name="T6"> считывает информацию с экрана и интерпретирует её, потом отсылает полученные результаты </text:span><text:span text:style-name="T10">программе обработчику</text:span><text:span text:style-name="T6">.</text:span></text:p>
      <text:p text:style-name="P9"><text:span text:style-name="T6"><text:s text:c="2"/><text:tab/> </text:span><text:span text:style-name="T10">Программа обработчик,</text:span><text:span text:style-name="T6"> принимает информацию посланную </text:span><text:span text:style-name="T10">графическим интерфейсом</text:span><text:span text:style-name="T6">, и посылает </text:span><text:span text:style-name="T10">её</text:span><text:span text:style-name="T7"> </text:span><text:span text:style-name="T12">по блютуз </text:span><text:span text:style-name="T7">управляемом</text:span><text:span text:style-name="T10">у</text:span><text:span text:style-name="T7"> компьютер</text:span><text:span text:style-name="T10">у</text:span><text:span text:style-name="T6">.</text:span></text:p>
      <text:p text:style-name="P8"><text:span text:style-name="T6"><text:s/><text:tab/></text:span><text:span text:style-name="T11">Сменщик аттрибутов</text:span><text:span text:style-name="T6">, приложение </text:span><text:span text:style-name="T11">маскирующее телефон под мышь.</text:span></text:p>
      <text:p text:style-name="P8"><text:soft-page-break/><text:span text:style-name="T11"/></text:p>
      <text:p text:style-name="P12"><text:span text:style-name="T6">Более подробную информацию можно найти тут: </text:span></text:p>
      <text:p text:style-name="P12"><text:span text:style-name="T6">arseny-n.github.io/Android2Mouse/doc/howTo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seni </meta:initial-creator>
    <meta:creation-date>2014-02-03T18:15:47.732690109</meta:creation-date>
    <dc:date>2014-02-03T19:30:14.432884341</dc:date>
    <dc:creator>arseni </dc:creator>
    <meta:editing-duration>PT1H8M31S</meta:editing-duration>
    <meta:editing-cycles>15</meta:editing-cycles>
    <meta:generator>LibreOffice/4.1.4.2$Linux_X86_64 LibreOffice_project/410$Build-2</meta:generator>
    <meta:document-statistic meta:table-count="0" meta:image-count="0" meta:object-count="0" meta:page-count="2" meta:paragraph-count="33" meta:word-count="293" meta:character-count="2387" meta:non-whitespace-character-count="2069"/>
  </office:meta>
</office:document-meta>
</file>